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0aa428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15e9bf"/>
    </style:style>
    <style:style style:name="P5" style:family="paragraph">
      <style:text-properties style:font-name="Liberation Sans" fo:font-size="1pt" style:font-name-asian="Liberation Sans2" style:font-name-complex="Liberation Sans2"/>
    </style:style>
    <style:style style:name="P6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080bd6" officeooo:paragraph-rsid="00119468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141403" officeooo:paragraph-rsid="00141403"/>
    </style:style>
    <style:style style:name="P9" style:family="paragraph" style:parent-style-name="Footer">
      <style:paragraph-properties fo:text-align="center" style:justify-single-word="false"/>
      <style:text-properties officeooo:rsid="000ff99c" officeooo:paragraph-rsid="000ff99c"/>
    </style:style>
    <style:style style:name="P10" style:family="paragraph" style:parent-style-name="Text_20_body">
      <style:paragraph-properties fo:break-before="page"/>
      <style:text-properties style:text-underline-style="none"/>
    </style:style>
    <style:style style:name="P11" style:family="paragraph" style:parent-style-name="Text_20_body">
      <style:text-properties style:text-underline-style="none"/>
    </style:style>
    <style:style style:name="P12" style:family="paragraph" style:parent-style-name="Preformatted_20_Text">
      <style:paragraph-properties fo:margin-top="0cm" fo:margin-bottom="0.499cm" style:contextual-spacing="false"/>
    </style:style>
    <style:style style:name="T1" style:family="text">
      <style:text-properties officeooo:rsid="000c13d6"/>
    </style:style>
    <style:style style:name="T2" style:family="text">
      <style:text-properties style:font-name="Liberation Sans" fo:font-size="1pt" style:font-name-asian="Liberation Sans2" style:font-name-complex="Liberation Sans2"/>
    </style:style>
    <style:style style:name="T3" style:family="text">
      <style:text-properties officeooo:rsid="0015e9bf"/>
    </style:style>
    <style:style style:name="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Title"/>
      <text:p text:style-name="Title"/>
      <text:p text:style-name="Title"/>
      <text:p text:style-name="Title"/>
      <text:p text:style-name="Title"/>
      <text:h text:style-name="P2" text:outline-level="1"><text:file-name text:display="name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Creador: David Rubio <text:span text:style-name="T1">G.</text:span></text:p>
      <text:p text:style-name="P4"><draw:custom-shape text:anchor-type="char" draw:z-index="10" draw:name="PowerPlusWaterMarkObject 1" draw:style-name="gr1" draw:text-style-name="P6" svg:width="16.999cm" svg:height="1.317cm" draw:transform="rotate (0.785398163397448) translate (2.02494444444444cm 18.1435cm)"><text:p text:style-name="P5"><text:span text:style-name="T2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3">Entrada: </text:span><text:a xlink:type="simple" xlink:href="https://soceame.wordpress.com/2024/06/10/como-introducir-los-ficheros-de-nuevas-placas-en-vivado-para-linux/" text:style-name="Internet_20_link" text:visited-style-name="Visited_20_Internet_20_Link"><text:span text:style-name="T3">https://soceame.wordpress.com/2024/06/10/como-introducir-los-ficheros-de-nuevas-placas-en-vivado-para-linux/</text:span></text:a></text:p>
      <text:p text:style-name="P7">Blog: <text:a xlink:type="simple" xlink:href="https://soceame.wordpress.com/" text:style-name="Internet_20_link" text:visited-style-name="Visited_20_Internet_20_Link">https://soceame.wordpress.com/</text:a></text:p>
      <text:p text:style-name="P8">GitHub: <text:a xlink:type="simple" xlink:href="https://github.com/DRubioG" text:style-name="Internet_20_link" text:visited-style-name="Visited_20_Internet_20_Link">https://github.com/DRubioG</text:a></text:p>
      <text:p text:style-name="P9">Fecha última modificación: <text:date style:data-style-name="N36" text:date-value="2025-02-22T18:09:03.755669379">22/02/2025</text:date></text:p>
      <text:p text:style-name="P10"/>
      <text:p text:style-name="P11">Si te has comprado una placa nueva o has reinstalado Vivado y tienes una placa que no figura en Vivado, pero tienes los ficheros de la placa te explico dónde meterlos en Linux.</text:p>
      <text:p text:style-name="Text_20_body">La ruta donde tienes que meter los ficheros de la placa es la siguiente:</text:p>
      <text:p text:style-name="P12"><text:span text:style-name="Source_20_Text">&lt;Path de Vivado&gt;/Vivado/Vivado/2022.2/data/xhub/boards/XilinxBoardStore/boards/Xilinx</text:span></text:p>
      <text:p text:style-name="Text_20_body">Una vez estén los ficheros de la placa en el directorio, reinicias Vivado y ya puedes elegir esa placa.</text:p>
      <text:p text:style-name="P11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1cdde4"/>
    </style:style>
    <style:style style:name="MP2" style:family="paragraph">
      <style:text-properties style:font-name="Liberation Sans" fo:font-size="1pt" style:font-name-asian="Liberation Sans2" style:font-name-complex="Liberation Sans2"/>
    </style:style>
    <style:style style:name="MP3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P4" style:family="paragraph" style:parent-style-name="Footer">
      <style:paragraph-properties fo:text-align="start" style:justify-single-word="false"/>
      <style:text-properties fo:font-size="12pt" officeooo:paragraph-rsid="0014adfa"/>
    </style:style>
    <style:style style:name="MT1" style:family="text">
      <style:text-properties style:font-name="Liberation Sans" fo:font-size="1pt" style:font-name-asian="Liberation Sans2" style:font-name-complex="Liberation Sans2"/>
    </style:style>
    <style:style style:name="MT2" style:family="text">
      <style:text-properties fo:font-size="10pt" officeooo:rsid="0015e9bf"/>
    </style:style>
    <style:style style:name="MT3" style:family="text">
      <style:text-properties fo:font-size="10pt"/>
    </style:style>
    <style:style style:name="MT4" style:family="text">
      <style:text-properties officeooo:rsid="000aa428"/>
    </style:style>
    <style:style style:name="MT5" style:family="text">
      <style:text-properties officeooo:rsid="000c13d6"/>
    </style:style>
    <style:style style:name="M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fo:background-color="transparent" style:dynamic-spacing="false" draw:fill="none" draw:fill-color="#729fcf" draw:opacity="50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a xlink:type="simple" xlink:href="https://soceame.wordpress.com/2024/06/10/como-introducir-los-ficheros-de-nuevas-placas-en-vivado-para-linux/" text:style-name="Internet_20_link" text:visited-style-name="Visited_20_Internet_20_Link"><draw:custom-shape text:anchor-type="char" draw:z-index="0" draw:name="PowerPlusWaterMarkObject" draw:style-name="Mgr1" draw:text-style-name="MP3" svg:width="16.999cm" svg:height="1.317cm" draw:transform="rotate (0.785398163397448) translate (2.02494444444444cm 17.401125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https://soceame.wordpress.com/2024/06/10/como-introducir-los-ficheros-de-nuevas-placas-en-vivado-para-linux/</text:span></text:a><text:span text:style-name="MT3"><text:tab/></text:span></text:p>
      </style:header>
      <style:footer>
        <text:p text:style-name="MP4"><text:span text:style-name="MT4">Creado por David Rubio </text:span><text:span text:style-name="MT5">G.</text:span><text:span text:style-name="MT4"><text:tab/> <text:tab/></text:span><text:page-number text:select-page="current">2</text:page-number>/<text:page-count>2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9" draw:name="PowerPlusWaterMarkObject 2" draw:style-name="Mgr1" draw:text-style-name="MP3" svg:width="16.999cm" svg:height="1.317cm" draw:transform="rotate (0.785398163397448) translate (2.02494444444444cm 18.1435416666667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1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2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3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4" draw:name="PowerPlusWaterMarkObject" draw:style-name="Mgr2" draw:text-style-name="MP3" svg:width="11.399cm" svg:height="0.883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5" draw:name="PowerPlusWaterMarkObject" draw:style-name="Mgr3" draw:text-style-name="MP3" svg:width="17.999cm" svg:height="1.394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6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7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8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2T18:08:24.649127352</meta:creation-date>
    <meta:editing-duration>PT40S</meta:editing-duration>
    <meta:editing-cycles>2</meta:editing-cycles>
    <meta:generator>LibreOffice/24.8.4.2$Linux_X86_64 LibreOffice_project/480$Build-2</meta:generator>
    <dc:date>2025-02-22T18:09:03.370880094</dc:date>
    <meta:document-statistic meta:table-count="0" meta:image-count="0" meta:object-count="0" meta:page-count="2" meta:paragraph-count="12" meta:word-count="90" meta:character-count="823" meta:non-whitespace-character-count="741"/>
    <meta:template xlink:type="simple" xlink:actuate="onRequest" xlink:title="template" xlink:href="../../../../../../Plantillas/template.ott" meta:date="2025-02-22T18:08:23.420995623"/>
  </office:meta>
</office:document-meta>
</file>